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Bonjour,</text:span></text:p>
      <text:p text:style-name="P1"><text:span text:style-name="T1"/></text:p>
      <text:p text:style-name="P1"><text:span text:style-name="T1">Voici le travail que j'ai réalisé avec enthousiasme.</text:span></text:p>
      <text:p text:style-name="P1"><text:span text:style-name="T1">Je pense que réaliser ce genre de projet aide beaucoup à voir de quoi l'on est capable, et qu'il est donc très intéressant d'en proposer dans votre formation.</text:span></text:p>
      <text:p text:style-name="P1"><text:span text:style-name="T1">Je m'excuse également pour le travail que je vais rendre car il est loin d'être complet. En effet, je me suis rendu compte que trop tard du travail à rendre, j'étais principalement absorbé par mon travail en entreprise ainsi que par des projets perso. Il y a 5 jours de celà j'ai aperçu dans ma boite mail votre dernier rappel et je m'y suis mis immédiatement. Je n'ai pu fournir qu'une quarantaine d'heure de production et j'ai du sauter des étapes comme les mockups et le zoning et je n'ai pas non plus rendu des fiches techniques et chartes graphique de qualité.</text:span></text:p>
      <text:p text:style-name="P1"><text:span text:style-name="T1">Le produit de base demandé restait pour moi le site vitrine et son back-office et il est fonctionnel à quelques détails près (ex: filtre en php au lieu du js, donc reload de page). Si je devais avoir un client qui me demanderait ce genre de site je pense qu'il serait assez satisfait, bien que j'ai manqué de temps pour le design également. Je vous pris d'accepter mes excuses pour ce travail pas finit et j'espère que vous apprécirez toute de même ce que j'ai produit.</text:span></text:p>
      <text:p text:style-name="P1"><text:span text:style-name="T1"/></text:p>
      <text:p text:style-name="P1"><text:span text:style-name="T1">Mon dépots Github :<text:s/></text:span><text:a xlink:href="https://github.com/Aodren1/garrageparrot"><text:span text:style-name="T2">https://github.com/Aodren1/garrageparrot</text:span></text:a><text:span text:style-name="T3"><text:s/></text:span></text:p>
      <text:p text:style-name="P1"><text:span text:style-name="T3">Il n'y a qu'un seul push Github car j'ai travaillé sur un ftp personnel et j'avais un dossier backup ou je pushais mes fonctionnalités</text:span></text:p>
      <text:p text:style-name="P1"><text:span text:style-name="T3">Liens vers mon site :<text:s/></text:span><text:a xlink:href="https://aodren-dev.com/garageparrot/index.php"><text:span text:style-name="T4">https://aodren-dev.com/garageparrot/index.php</text:span></text:a><text:span text:style-name="T5"/></text:p>
      <text:p text:style-name="P1"><text:span text:style-name="T5">Logiciel de Gestion : j'utilise asana ou trello habituellement mais je n'ai pas voulu perdre de temps à organiser ce projet car j'ai travaillé dessus seul, 5j d'affilé, et le projet est de petite tail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